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e93" officeooo:paragraph-rsid="000f8e93"/>
    </style:style>
    <style:style style:name="P2" style:family="paragraph" style:parent-style-name="Standard">
      <style:text-properties officeooo:rsid="00116946" officeooo:paragraph-rsid="00116946"/>
    </style:style>
    <style:style style:name="P3" style:family="paragraph" style:parent-style-name="Standard">
      <style:text-properties officeooo:paragraph-rsid="0013ea09"/>
    </style:style>
    <style:style style:name="P4" style:family="paragraph" style:parent-style-name="Standard">
      <style:text-properties officeooo:rsid="0013ea09" officeooo:paragraph-rsid="0013ea09"/>
    </style:style>
    <style:style style:name="P5" style:family="paragraph" style:parent-style-name="Standard">
      <style:paragraph-properties fo:text-align="justify" style:justify-single-word="false"/>
      <style:text-properties fo:font-size="14pt" officeooo:rsid="000f8e93" officeooo:paragraph-rsid="000f8e9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fe8d3" officeooo:paragraph-rsid="000fe8d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paragraph-rsid="0013ea0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paragraph-rsid="00130f3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16946" officeooo:paragraph-rsid="000f8e9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16946" officeooo:paragraph-rsid="00116946" style:font-size-asian="14pt" style:font-size-complex="14pt"/>
    </style:style>
    <style:style style:name="T1" style:family="text">
      <style:text-properties officeooo:rsid="00105f18"/>
    </style:style>
    <style:style style:name="T2" style:family="text">
      <style:text-properties officeooo:rsid="00130f34"/>
    </style:style>
    <style:style style:name="T3" style:family="text">
      <style:text-properties fo:font-weight="bold" officeooo:rsid="00130f34" style:font-weight-asian="bold" style:font-weight-complex="bold"/>
    </style:style>
    <style:style style:name="T4" style:family="text">
      <style:text-properties officeooo:rsid="0013ea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Relatório SOB</text:p>
      <text:p text:style-name="P5"/>
      <text:p text:style-name="P5">Objetivo</text:p>
      <text:p text:style-name="P5"/>
      <text:p text:style-name="P6">O objetivo proposto para esse experimento é familiarizar o grupo com o funcionamento de um kernel de linux, passando por variados passo<text:span text:style-name="T1">s</text:span> como, configuração, entendimento de funções e features do kernel como, compilação, teste, instalação e por fim validação de funcionamento. Deve-se observar com cuidado cada etapa para garantir o entendimento das mesmas, focando sempre em compreender as ferramentas <text:span text:style-name="T1">e passos</text:span> usad<text:span text:style-name="T1">o</text:span>s, busca<text:span text:style-name="T1">ndo</text:span> meios de avançar o conhecimento sobre o assunto. Outros pontos importantes sera o domínio de variadas ferramentas como maquinas virtuais, makefiles e variados comandos do unix como cat, grep, entre outros.</text:p>
      <text:p text:style-name="P7"/>
      <text:p text:style-name="P10">Desenvolvimento </text:p>
      <text:p text:style-name="P10"/>
      <text:p text:style-name="P10">O desenvolvimento desse experimento foi dividido em alguns estágios para melhor controle. </text:p>
      <text:p text:style-name="P10">Primeiramente foi realizado um estudo sobre as ferramentas a ser utilizadas, focando primariamente no kernel linux e seu processo de compilação. Outro ponto que foi estudado foi o formato e as caraterísticas dos arquivos Makefile, pois durante esse experimento e em outros futuros eles serão utilizados extensivamente. Não menos importante foi a utilização de máquinas virtuais (virtualbox) e ferramentas de versionamento (github) para controle e maior facilidade de execução do experimento. </text:p>
      <text:p text:style-name="P10"/>
      <text:p text:style-name="P10">Apos estuda e familiarizar com as ferramentas a serem utilizadas foi então montada uma maquina virtual para a realizacao do experimento, mantendo sempre snapshot para realizar rollbacks quando necessário. Usamos o software virtualvm, com uma imagem linux ubunto 16.04, o kernel utilizado para a realização do experimento foi a versão 4.18.3, a mais recente no momento da realização deste experimento.</text:p>
      <text:p text:style-name="P11"/>
      <text:p text:style-name="P8">Com a maquina virtual montada foi então realizada uma averiguação das configurações to computador, usando variados comandos como, lspci -vv, lsusb -vv, variados arquivos na pasta /proc/, entre outros. </text:p>
      <text:p text:style-name="P8"/>
      <text:p text:style-name="P8">Também foi necessária a instalação de variadas dependências para realizar com sucesso a compilação do kernel. </text:p>
      <text:p text:style-name="P8"/>
      <text:p text:style-name="P8">Com essa informação em mãos foi então realizada a tarefa de remover variados componentes desnecessários com o intuito de reduz<text:span text:style-name="T4">ir</text:span> o kernel para o mínimo necessário, essa tarefa foi complexa, devido a nossa falta de conhecimento e a enorme quantidade de configurações possíveis. Para realizar tal tarefa foi utilizado o comando make menuconfig, que providência uma interface para facilitar a ativação e remoção das configurações, também providência ajuda para melhor entendimento de cada feature.</text:p>
      <text:p text:style-name="P9"/>
      <text:p text:style-name="P9"/>
      <text:p text:style-name="P5">Conclus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22:39:26.348484091</meta:creation-date>
    <dc:date>2018-08-23T23:41:38.924142416</dc:date>
    <meta:editing-duration>PT9M21S</meta:editing-duration>
    <meta:editing-cycles>1</meta:editing-cycles>
    <meta:document-statistic meta:table-count="0" meta:image-count="0" meta:object-count="0" meta:page-count="1" meta:paragraph-count="11" meta:word-count="361" meta:character-count="2466" meta:non-whitespace-character-count="2111"/>
    <meta:generator>LibreOffice/6.0.3.2$Linux_X86_64 LibreOffice_project/00m0$Build-2</meta:generator>
  </office:meta>
</office:document-meta>
</file>